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79.46mm"/>
    </style:style>
    <style:style style:name="co3" style:family="table-column">
      <style:table-column-properties fo:break-before="auto" style:column-width="89.04mm"/>
    </style:style>
    <style:style style:name="co4" style:family="table-column">
      <style:table-column-properties fo:break-before="auto" style:column-width="85.23mm"/>
    </style:style>
    <style:style style:name="co5" style:family="table-column">
      <style:table-column-properties fo:break-before="auto" style:column-width="81.14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Curent Result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oose head form «Title» ,Miss,</text:p>
          </table:table-cell>
          <table:table-cell office:value-type="string" calcext:value-type="string">
            <text:p>'Title“ ,Miss, choos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roduce in field «First Name» ,VIORICA</text:p>
          </table:table-cell>
          <table:table-cell office:value-type="string" calcext:value-type="string">
            <text:p>Viorica Introduc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troduce in field «Last Name» ,Mizera</text:p>
          </table:table-cell>
          <table:table-cell office:value-type="string" calcext:value-type="string">
            <text:p>Mizera Introduc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troduce in field «Date of birght» ,17.11.1993,</text:p>
          </table:table-cell>
          <table:table-cell office:value-type="string" calcext:value-type="string">
            <text:p>01,031993, intoduc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oose radio bottom «Gender» ,Female, </text:p>
          </table:table-cell>
          <table:table-cell office:value-type="string" calcext:value-type="string">
            <text:p>Female was choos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oose from drop down «Marital status» ,Married,</text:p>
          </table:table-cell>
          <table:table-cell office:value-type="string" calcext:value-type="string">
            <text:p>Married was choos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Introduce in field «</text:span>National Insurance Number» ,5699562,</text:p>
          </table:table-cell>
          <table:table-cell office:value-type="string" calcext:value-type="string">
            <text:p>5699562 intoduc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oose radio bottom «Nationality» ,Non-UK, </text:p>
          </table:table-cell>
          <table:table-cell office:value-type="string" calcext:value-type="string">
            <text:p>Non-UK was choos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oose from drop down «Nationality» ,Moldova</text:p>
          </table:table-cell>
          <table:table-cell office:value-type="string" calcext:value-type="string">
            <text:p><text:s/>Belarus was choos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Choose from drop down</text:span> «Employment status» ,Employed,</text:p>
            <text:p/>
          </table:table-cell>
          <table:table-cell office:value-type="string" calcext:value-type="string">
            <text:p>Employed was select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 Choose from drop down «</text:span>Retirement age» ,60,</text:p>
            <text:p/>
          </table:table-cell>
          <table:table-cell office:value-type="string" calcext:value-type="string">
            <text:p>55 was selected 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2">Introduce in field «</text:span>Email adress , <text:a xlink:href="mailto:viorika.mizera@mail.ru" xlink:type="simple">viorika.mizera@mail.ru</text:a></text:p>
          </table:table-cell>
          <table:table-cell office:value-type="string" calcext:value-type="string">
            <text:p><text:span text:style-name="T1"><text:a xlink:href="mailto:anastiu6a@mail" xlink:type="simple">anastiu6a@mail</text:a></text:span><text:span text:style-name="T1">.ru was introduced</text:span>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Introduce in field «</text:span>Phone number» ,000069489483, </text:p>
          </table:table-cell>
          <table:table-cell office:value-type="string" calcext:value-type="string">
            <text:p>000069489483 was introduc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Introduce in field «</text:span>House number or name» ,55655899, </text:p>
          </table:table-cell>
          <table:table-cell office:value-type="string" calcext:value-type="string">
            <text:p>55655899 was <text:s/>introduced succesfully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Introduce in field «</text:span>Postcode» ,MD2044,</text:p>
          </table:table-cell>
          <table:table-cell office:value-type="string" calcext:value-type="string">
            <text:p>MD556221 was <text:s/>introduced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1">Choose from drop down «</text:span>How did you hear about us» ,Phone aplication</text:p>
          </table:table-cell>
          <table:table-cell office:value-type="string" calcext:value-type="string">
            <text:p>Selected successfully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hoose from drop down «If you would rather not hear from us, please tick the relevant box(es) below.»</text:p>
            <text:p/>
          </table:table-cell>
          <table:table-cell office:value-type="string" calcext:value-type="string">
            <text:p>Chosen successfully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ck on button [continue]</text:p>
          </table:table-cell>
          <table:table-cell office:value-type="string" calcext:value-type="string">
            <text:p>Regestration succesufull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 style:data-style-name="N2" text:time-value="18:57:32.19536008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0:37:16.812526331</meta:creation-date>
    <dc:date>2018-12-13T20:50:37.776875048</dc:date>
    <meta:editing-duration>PT16M50S</meta:editing-duration>
    <meta:editing-cycles>3</meta:editing-cycles>
    <meta:generator>LibreOffice/6.0.3.2$Linux_X86_64 LibreOffice_project/00m0$Build-2</meta:generator>
    <meta:document-statistic meta:table-count="1" meta:cell-count="74" meta:object-count="0"/>
  </office:meta>
</office:document-meta>
</file>